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b9056" officeooo:paragraph-rsid="000b9056"/>
    </style:style>
    <style:style style:name="P2" style:family="paragraph" style:parent-style-name="Standard">
      <style:paragraph-properties fo:text-align="center" style:justify-single-word="false"/>
      <style:text-properties officeooo:rsid="000b9056" officeooo:paragraph-rsid="000b9056"/>
    </style:style>
    <style:style style:name="P3" style:family="paragraph" style:parent-style-name="Standard">
      <style:paragraph-properties fo:text-align="start" style:justify-single-word="false"/>
      <style:text-properties officeooo:rsid="000b9056" officeooo:paragraph-rsid="000b9056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iz 1</text:p>
      <text:p text:style-name="P2"/>
      <text:p text:style-name="P1">In Turtle, which of these can be used as a blank node?</text:p>
      <text:section text:style-name="Sect1" text:name="90767efd98ac0ec254198c432d604048c1409f97">
        <text:section text:style-name="Sect1" text:name="6a187261eff667de592634154fa4933692b09745">
          <text:p text:style-name="Text_20_body"><text:span text:style-name="Source_20_Text">_:huhuh</text:span><text:line-break/></text:p>
        </text:section>
        <text:section text:style-name="Sect1" text:name="3c63e84d5544267ad6e00316a59807be42983a82">
          <text:p text:style-name="Text_20_body"><text:span text:style-name="Source_20_Text">[ rdf:type foaf:Person ]</text:span><text:line-break/></text:p>
        </text:section>
        <text:section text:style-name="Sect1" text:name="2dc718d545279fadead9cd4b93479e7a9e03367a">
          <text:p text:style-name="Text_20_body"><text:span text:style-name="Source_20_Text">[]</text:span><text:line-break/></text:p>
        </text:section>
        <text:section text:style-name="Sect1" text:name="3b43557906a3360669fba2840ab5258e1b459951">
          <text:p text:style-name="Text_20_body"><text:span text:style-name="Source_20_Text">"_:bnode123"</text:span><text:line-break/></text:p>
        </text:section>
        <text:section text:style-name="Sect1" text:name="680b4ef28a0537cc4c3d650669fea72583e73d23">
          <text:p text:style-name="Text_20_body"><text:span text:style-name="Source_20_Text">ex:_blank</text:span><text:line-break/></text:p>
        </text:section>
      </text:section>
      <text:section text:style-name="Sect1" text:name="8025b8478556f5350384206591d41b4833fe51dd">
        <text:p text:style-name="Text_20_body">What are recommended practices for Linked Data?</text:p>
        <text:section text:style-name="Sect1" text:name="150fe8f6efae91ce6e888bb78a29770f95b38895">
          <text:p text:style-name="Text_20_body">Provide links to related resources.<text:line-break/></text:p>
        </text:section>
        <text:section text:style-name="Sect1" text:name="a5a57f56f3bb309ea156c0dfb0f674a51d51be4d">
          <text:p text:style-name="Text_20_body">When people look up a URI, provide a description of the thing.<text:line-break/></text:p>
        </text:section>
        <text:section text:style-name="Sect1" text:name="dc72a50010b77d9cc1495d1c4957465f3957e815">
          <text:p text:style-name="Text_20_body">None of the other statements are correct.<text:line-break/></text:p>
        </text:section>
        <text:section text:style-name="Sect1" text:name="d8a8c7d27c18a99be2adba4d2a53efdc0109dc30">
          <text:p text:style-name="Text_20_body">Use secured URIs (https) to identify things.<text:line-break/></text:p>
        </text:section>
        <text:section text:style-name="Sect1" text:name="aef2518d2dcc10f1fa5023d88e5104a889d00c67">
          <text:p text:style-name="Text_20_body">Reuse vocabularies.<text:line-break/></text:p>
        </text:section>
      </text:section>
      <text:section text:style-name="Sect1" text:name="6cd0c3c2142825cc69992c6e03d887cbe900a29b">
        <text:p text:style-name="Text_20_body">In Turtle, the term <text:span text:style-name="Source_20_Text">"abrzk"^^xsd:integer</text:span>:</text:p>
        <text:section text:style-name="Sect1" text:name="4e8aa756f4384962295d223e06adb636c47fb11a">
          <text:p text:style-name="Text_20_body">Is a number.<text:line-break/></text:p>
        </text:section>
        <text:section text:style-name="Sect1" text:name="d50d57544df00f151e044cc022b36d63be2eb4f0">
          <text:p text:style-name="Text_20_body">Is an ill-typed literal.<text:line-break/></text:p>
        </text:section>
        <text:section text:style-name="Sect1" text:name="1c2948271a76f4b55cfbd125c68c912eba65c00f">
          <text:p text:style-name="Text_20_body">Denotes a number.<text:line-break/></text:p>
        </text:section>
        <text:section text:style-name="Sect1" text:name="d5848233fe80cf6c84de8b25e320d6f83c958325">
          <text:p text:style-name="Text_20_body">Can be the subject of a triple.<text:line-break/></text:p>
        </text:section>
        <text:section text:style-name="Sect1" text:name="4f5f3d49210693050e39715efb8297530e16fa99">
          <text:p text:style-name="Text_20_body">Can be the object of a triple<text:line-break/></text:p>
        </text:section>
      </text:section>
      <text:section text:style-name="Sect1" text:name="fd657586c654b2b10cea49f23d28651dea154961">
        <text:p text:style-name="Text_20_body">Which of the following formats are serialisation formats for RDF?</text:p>
        <text:section text:style-name="Sect1" text:name="7039da614328dbb74b73091f274ceec249a388f5">
          <text:p text:style-name="Text_20_body"><text:soft-page-break/>Turtle<text:line-break/></text:p>
        </text:section>
        <text:section text:style-name="Sect1" text:name="0836ffebaf710e364f3c60fa87de4408debb6e44">
          <text:p text:style-name="Text_20_body">N-triples<text:line-break/></text:p>
        </text:section>
        <text:section text:style-name="Sect1" text:name="2fdc4072ccf1805fabf0efc1689e3f14789c1fb1">
          <text:p text:style-name="Text_20_body">PDF.<text:line-break/></text:p>
        </text:section>
        <text:section text:style-name="Sect1" text:name="e1a925e78d85db1a51f4368e36e2e31222fb449c">
          <text:p text:style-name="Text_20_body">XHTML.<text:line-break/></text:p>
        </text:section>
        <text:section text:style-name="Sect1" text:name="28602a480863f777af7ee9cfa3d8da810def6612">
          <text:p text:style-name="Text_20_body">JSON-LD<text:line-break/></text:p>
        </text:section>
      </text:section>
      <text:section text:style-name="Sect1" text:name="5f864e9edae347f0cb5591d2e5301d823ac82b46">
        <text:p text:style-name="Text_20_body">Which of the following are correct RDF triples in Turtle (one or several)?</text:p>
        <text:section text:style-name="Sect1" text:name="d306b45a2c6c6a62bd074b8a453b9b2410231365">
          <text:p text:style-name="Text_20_body"><text:span text:style-name="Source_20_Text">"Paris" "capital of" "France" .</text:span><text:line-break/></text:p>
        </text:section>
        <text:section text:style-name="Sect1" text:name="5eac3a41480f421d33f68a07e58244a36d9cad37">
          <text:p text:style-name="Text_20_body"><text:span text:style-name="Source_20_Text">[] rdf:type "Something" .</text:span><text:line-break/></text:p>
        </text:section>
        <text:section text:style-name="Sect1" text:name="2e6016aff808a2dbff25a18303956c256daff68e">
          <text:p text:style-name="Text_20_body"><text:span text:style-name="Source_20_Text">ex:Paris ex:capitalOf ex:France .</text:span><text:line-break/></text:p>
        </text:section>
        <text:section text:style-name="Sect1" text:name="8a5d21a4184ebfd9af45401213791416de5c818d">
          <text:p text:style-name="Text_20_body"><text:span text:style-name="Source_20_Text">ex:Paris a ex:City .</text:span><text:line-break/></text:p>
        </text:section>
        <text:section text:style-name="Sect1" text:name="4c1bd0ba5424a10db2d42de79a6a501cea69ac44">
          <text:p text:style-name="Text_20_body"><text:span text:style-name="Source_20_Text">ex:Paris ex:CapitalOf [ rdf:type ex:Country ] .</text:span><text:line-break/></text:p>
        </text:section>
      </text:section>
      <text:section text:style-name="Sect1" text:name="d5b1b1415904c1a156fb3f5eaaae32c95d2ca497">
        <text:p text:style-name="Text_20_body">In RDF, a literal:</text:p>
        <text:section text:style-name="Sect1" text:name="5504407d4e8f0184babac95f0472f1f8088683c9">
          <text:p text:style-name="Text_20_body">Is an XML Schema Datatype.<text:line-break/></text:p>
        </text:section>
        <text:section text:style-name="Sect1" text:name="f52e48a44581a57bbad450628eaaa66560e3a760">
          <text:p text:style-name="Text_20_body">Is a variable.<text:line-break/></text:p>
        </text:section>
        <text:section text:style-name="Sect1" text:name="9dd25b69fe4aedabc54613b766426b396b403adc">
          <text:p text:style-name="Text_20_body">Consists of a character string and a datatype IRI (and optionally a language tag)<text:line-break/></text:p>
        </text:section>
        <text:section text:style-name="Sect1" text:name="eb0bc6a5eddcacbc76e8c6a711b88766575da689">
          <text:p text:style-name="Text_20_body">Has a lexical space, a value space, and a lexical to value mapping.<text:line-break/></text:p>
        </text:section>
        <text:section text:style-name="Sect1" text:name="0a1ca292d433a3bddf4be55dc70c68681fea480e">
          <text:p text:style-name="Text_20_body">Is a special form of IRIs.<text:line-break/></text:p>
        </text:section>
      </text:section>
      <text:section text:style-name="Sect1" text:name="fdb2dd8d65937a1ddebbe9d156b498e47352a681">
        <text:p text:style-name="Text_20_body">In RDF, blank nodes are (several possible answers):</text:p>
        <text:section text:style-name="Sect1" text:name="fac7277b028dc12502ec8d4fffa0874aa584c513">
          <text:p text:style-name="Text_20_body">Relative IRIs.<text:line-break/></text:p>
        </text:section>
        <text:section text:style-name="Sect1" text:name="3098064525d56ae7d9e390c9b037298c10ba0b13">
          <text:p text:style-name="Text_20_body">Indicating the existence of a thing.<text:line-break/></text:p>
        </text:section>
        <text:section text:style-name="Sect1" text:name="bd5bfe9d56808b1476b964cf9e6609400938a038">
          <text:p text:style-name="Text_20_body"><text:soft-page-break/>Resource identifiers that are not uniform.<text:line-break/></text:p>
        </text:section>
        <text:section text:style-name="Sect1" text:name="9c8065e43583f4809bb2be90a6f25cf3effbb816">
          <text:p text:style-name="Text_20_body">None of the other answers.<text:line-break/></text:p>
        </text:section>
        <text:section text:style-name="Sect1" text:name="16003f64906535c46453fe79795feb45af8ea495">
          <text:p text:style-name="Text_20_body">The same as the special value <text:span text:style-name="Source_20_Text">NULL</text:span> in SQL.<text:line-break/></text:p>
        </text:section>
      </text:section>
      <text:section text:style-name="Sect1" text:name="bcefe3b7c31a1b302e076472117344620d50280c">
        <text:p text:style-name="Text_20_body">Which of the following statements is correct? There may be several answers.</text:p>
        <text:section text:style-name="Sect1" text:name="434eb4b6c192277a82cec030ee6f7633e2d4d977">
          <text:p text:style-name="Text_20_body">All URIs are IRIs.<text:line-break/></text:p>
        </text:section>
        <text:section text:style-name="Sect1" text:name="4390824f51fabe4711817bf2b3eed251cb147ebc">
          <text:p text:style-name="Text_20_body">IRIs is a synonym of URI.<text:line-break/></text:p>
        </text:section>
        <text:section text:style-name="Sect1" text:name="127f9196c3c1d56b1191666e799baa31432be651">
          <text:p text:style-name="Text_20_body">All URLs are URIs.<text:line-break/></text:p>
        </text:section>
        <text:section text:style-name="Sect1" text:name="3beda99f8d8a31b1a2f3e51f2abb709a14f78788">
          <text:p text:style-name="Text_20_body">Unicode characters can be used in IRIs.<text:line-break/></text:p>
        </text:section>
        <text:section text:style-name="Sect1" text:name="b3f67b9709693cdc1b9c0b8ef2b1810f2ff95f00">
          <text:p text:style-name="Text_20_body">Only HTTP URIs can be used in RDF.<text:line-break/></text:p>
        </text:section>
      </text:section>
      <text:section text:style-name="Sect1" text:name="6d6f6c30d79521ce136e1fcfacbdf6f19a93a261">
        <text:p text:style-name="Text_20_body">Assuming that the prefixes at the top of the page are declared, which of the following are valid IRIs?</text:p>
        <text:section text:style-name="Sect1" text:name="3dccdf513028067d680595163cf39d8c765d4dd2">
          <text:p text:style-name="Text_20_body"><text:span text:style-name="Source_20_Text">ex:Paris</text:span><text:line-break/></text:p>
        </text:section>
        <text:section text:style-name="Sect1" text:name="d4a5c845090047dab544bb63af5473ccd55fc131">
          <text:p text:style-name="Text_20_body"><text:span text:style-name="Source_20_Text">_:paris</text:span><text:line-break/></text:p>
        </text:section>
        <text:section text:style-name="Sect1" text:name="f5755dfba0a95beb761ba317dc7a7400fd84e59c">
          <text:p text:style-name="Text_20_body"><text:span text:style-name="Source_20_Text">ssh://secured.host.com/here#test</text:span><text:line-break/></text:p>
        </text:section>
        <text:section text:style-name="Sect1" text:name="2a4e8834a181cf0479c4fb7ddd56868b2e05ed8c">
          <text:p text:style-name="Text_20_body"><text:span text:style-name="Source_20_Text">"foaf:Paris"^^xsd:string</text:span><text:line-break/></text:p>
        </text:section>
        <text:section text:style-name="Sect1" text:name="91a1af46ce48088daa06e9e966088605d9a68e9d">
          <text:p text:style-name="Text_20_body"><text:span text:style-name="Source_20_Text">http://my.server.net/data/Paris</text:span><text:line-break/></text:p>
        </text:section>
      </text:section>
      <text:section text:style-name="Sect1" text:name="b7e8fb3fb2dee109e96d9ca0189c8b62359fa96e">
        <text:p text:style-name="Text_20_body">An RDF graph:</text:p>
        <text:section text:style-name="Sect1" text:name="f80ba0d33fd10f8a3b2e39937353bbc65d32fbf3">
          <text:p text:style-name="Text_20_body">Has three elements called the subject, the predicate and the object.<text:line-break/></text:p>
        </text:section>
        <text:section text:style-name="Sect1" text:name="d491c26b6d43b731bfdb08cbf1a2bb1a023e5bcf">
          <text:p text:style-name="Text_20_body">Has three elements called the IRI, the blank node, and the literal.<text:line-break/></text:p>
        </text:section>
        <text:section text:style-name="Sect1" text:name="333ad644c67035f5fc04ae29894afa5a33e07d43">
          <text:p text:style-name="Text_20_body">Does not correspond to any of the other answers.<text:line-break/></text:p>
        </text:section>
        <text:section text:style-name="Sect1" text:name="4e54820aa6747d645e144b88d7b1a51076a96b8f">
          <text:p text:style-name="Text_20_body"><text:soft-page-break/>Is contained in an XML element.<text:line-break/></text:p>
        </text:section>
        <text:section text:style-name="Sect1" text:name="66ccee699f0bef6c99f156f1bbdd9361cbbc4524">
          <text:p text:style-name="Text_20_body">Is a part of a Web page.</text:p>
        </text:section>
      </text:section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4:36:50.403053523</meta:creation-date>
    <dc:date>2018-12-07T14:37:16.736786816</dc:date>
    <meta:editing-duration>PT26S</meta:editing-duration>
    <meta:editing-cycles>1</meta:editing-cycles>
    <meta:document-statistic meta:table-count="0" meta:image-count="0" meta:object-count="0" meta:page-count="4" meta:paragraph-count="61" meta:word-count="337" meta:character-count="1999" meta:non-whitespace-character-count="1674"/>
    <meta:generator>LibreOffice/6.0.6.2$Linux_X86_64 LibreOffice_project/00m0$Build-2</meta:generator>
  </office:meta>
</office:document-meta>
</file>